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69.25mm"/>
    </style:style>
    <style:style style:name="co2" style:family="table-column">
      <style:table-column-properties fo:break-before="auto" style:column-width="397.65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c9211e"/>
    </style:style>
  </office:automatic-styles>
  <office:body>
    <office:spreadsheet>
      <table:calculation-settings table:automatic-find-labels="false" table:use-regular-expressions="false" table:use-wildcards="true"/>
      <table:table table:name="little" table:style-name="ta1">
        <table:table-column table:style-name="co1" table:default-cell-style-name="ce1"/>
        <table:table-column table:style-name="co2" table:default-cell-style-name="ce1"/>
        <table:table-column table:style-name="co3" table:number-columns-repeated="1022" table:default-cell-style-name="ce1"/>
        <table:table-row table:style-name="ro1">
          <table:table-cell office:value-type="string" calcext:value-type="string">
            <text:p>TUN_VNET_CROSS_LE</text:p>
          </table:table-cell>
          <table:table-cell office:value-type="string" calcext:value-type="string">
            <text:p>This option allows TUN/TAP and MACVTAP device drivers in a little-endian kernel to parse vnet headers that come from a big-endian legacy virtio device. <text:s/>Userspace programs can control the feature using the TUNSETVNETBE and TUNGETVNETBE ioctls. <text:s/>Unless you have a little-endian system hosting a big-endian virtual machine with a legacy virtio NIC, you should say N.</text:p>
          </table:table-cell>
          <table:table-cell table:number-columns-repeated="1022"/>
        </table:table-row>
        <table:table-row table:style-name="ro1">
          <table:table-cell office:value-type="string" calcext:value-type="string">
            <text:p>FB_FOREIGN_ENDIAN</text:p>
          </table:table-cell>
          <table:table-cell office:value-type="string" calcext:value-type="string">
            <text:p>This menu will let you enable support for the framebuffers with non-native endianness (e.g. Little-Endian framebuffer on a Big-Endian machine). Most probably you don't have such hardware, so it's safe to say n here.</text:p>
          </table:table-cell>
          <table:table-cell table:number-columns-repeated="1022"/>
        </table:table-row>
        <table:table-row table:style-name="ro1">
          <table:table-cell office:value-type="string" calcext:value-type="string">
            <text:p>USB_OHCI_HCD_PPC_OF_LE</text:p>
          </table:table-cell>
          <table:table-cell office:value-type="string" calcext:value-type="string">
            <text:p>Enables support for little-endian USB controllers present on the OpenFirmware platform bus.</text:p>
          </table:table-cell>
          <table:table-cell table:number-columns-repeated="1022"/>
        </table:table-row>
        <table:table-row table:style-name="ro1">
          <table:table-cell office:value-type="string" calcext:value-type="string">
            <text:p>CAN_GRCAN</text:p>
          </table:table-cell>
          <table:table-cell office:value-type="string" calcext:value-type="string">
            <text:p>Say Y here if you want to use Aeroflex Gaisler GRCAN or GRHCAN. Note that the driver supports little endian, even though little endian syntheses of the cores would need some modifications on the hardware level to work.</text:p>
          </table:table-cell>
          <table:table-cell table:number-columns-repeated="1022"/>
        </table:table-row>
        <table:table-row table:style-name="ro1">
          <table:table-cell office:value-type="string" calcext:value-type="string">
            <text:p>GCC_PLUGIN_LATENT_ENTROPY</text:p>
          </table:table-cell>
          <table:table-cell office:value-type="string" calcext:value-type="string">
            <text:p>By saying Y here the kernel will instrument some kernel code to extract some entropy from both original and artificially created program state. <text:s/>This will help especially embedded systems where there is little 'natural' source of entropy normally. <text:s/>The cost is some slowdown of the boot process (about 0.5%) and fork and irq processing. <text:s/>Note that entropy extracted this way is not cryptographically secure! <text:s/>This plugin was ported from grsecurity/PaX. More information at: <text:s/>* https://grsecurity.net/ <text:s/>* https://pax.grsecurity.net/</text:p>
          </table:table-cell>
          <table:table-cell table:number-columns-repeated="1022"/>
        </table:table-row>
        <table:table-row table:style-name="ro1">
          <table:table-cell office:value-type="string" calcext:value-type="string">
            <text:p>TRACER_SNAPSHOT_PER_CPU_SWAP</text:p>
          </table:table-cell>
          <table:table-cell office:value-type="string" calcext:value-type="string">
            <text:p>Allow doing a snapshot of a single CPU buffer instead of a full swap (all buffers). If this is set, then the following is allowed: <text:s text:c="5"/>echo 1 &gt; /sys/kernel/debug/tracing/per_cpu/cpu2/snapshot <text:s/>After which, only the tracing buffer for CPU 2 was swapped with the main tracing buffer, and the other CPU buffers remain the same. <text:s/>When this is enabled, this adds a little more overhead to the trace recording, as it needs to add some checks to synchronize recording with swaps. But this does not affect the performance of the overall system. This is enabled by default when the preempt or irq latency tracers are enabled, as those need to swap as well and already adds the overhead (plus a lot more).</text:p>
          </table:table-cell>
          <table:table-cell table:number-columns-repeated="1022"/>
        </table:table-row>
        <table:table-row table:style-name="ro1">
          <table:table-cell office:value-type="string" calcext:value-type="string">
            <text:p>NO_HZ</text:p>
          </table:table-cell>
          <table:table-cell office:value-type="string" calcext:value-type="string">
            <text:p>This is the old config entry that enables dynticks idle. We keep it around for a little while to enforce backward compatibility with older config files.</text:p>
          </table:table-cell>
          <table:table-cell table:number-columns-repeated="1022"/>
        </table:table-row>
        <table:table-row table:style-name="ro1">
          <table:table-cell office:value-type="string" calcext:value-type="string">
            <text:p>SYN_COOKIES</text:p>
          </table:table-cell>
          <table:table-cell office:value-type="string" calcext:value-type="string">
            <text:p>Normal TCP/IP networking is open to an attack known as SYN flooding. This denial-of-service attack prevents legitimate remote users from being able to connect to your computer during an ongoing attack and requires very little work from the attacker, who can operate from anywhere on the Internet. <text:s/>SYN cookies provide protection against this type of attack. If you say Y here, the TCP/IP stack will use a cryptographic challenge protocol known as SYN cookies to enable legitimate users to continue to connect, even when your machine is under attack. There is no need for the legitimate users to change their TCP/IP software. SYN cookies work transparently to them. For technical information about SYN cookies, check out &lt;http://cr.yp.to/syncookies.html&gt;. <text:s/>If you are SYN flooded, the source address reported by the kernel is likely to have been forged by the attacker. it is only reported as an aid in tracing the packets to their actual source and should not be taken as absolute truth. <text:s/>SYN cookies may prevent correct error reporting on clients when the server is really overloaded. If this happens frequently better turn them off. <text:s/>If you say Y here, you can disable SYN cookies at run time by saying Y to /proc file system support and Sysctl support below and executing the command <text:s/>echo 0 &gt; /proc/sys/net/ipv4/tcp_syncookies <text:s/>after the /proc file system has been mounted. <text:s/>If unsure, say N.</text:p>
          </table:table-cell>
          <table:table-cell table:number-columns-repeated="1022"/>
        </table:table-row>
        <table:table-row table:style-name="ro1">
          <table:table-cell office:value-type="string" calcext:value-type="string">
            <text:p>JFS_DEBUG</text:p>
          </table:table-cell>
          <table:table-cell office:value-type="string" calcext:value-type="string">
            <text:p>If you are experiencing any problems with the JFS filesystem, say Y here. <text:s/>This will result in additional debugging messages to be written to the system log. <text:s/>Under normal circumstances, this results in very little overhead.</text:p>
          </table:table-cell>
          <table:table-cell table:number-columns-repeated="1022"/>
        </table:table-row>
        <table:table-row table:style-name="ro1">
          <table:table-cell office:value-type="string" calcext:value-type="string">
            <text:p>NTFS_DEBUG</text:p>
          </table:table-cell>
          <table:table-cell office:value-type="string" calcext:value-type="string">
            <text:p>If you are experiencing any problems with the NTFS file system, say Y here. <text:s/>This will result in additional consistency checks to be performed by the driver as well as additional debugging messages to be written to the system log. <text:s/>Note that debugging messages are disabled by default. <text:s/>To enable them, supply the option debug_msgs=1 at the kernel command line when booting the kernel or as an option to insmod when loading the ntfs module. <text:s/>Once the driver is active, you can enable debugging messages by doing (as root): echo 1 &gt; /proc/sys/fs/ntfs-debug Replacing the 1 with 0 would disable debug messages. <text:s/>If you leave debugging messages disabled, this results in little overhead, but enabling debug messages results in very significant slowdown of the system. <text:s/>When reporting bugs, please try to have available a full dump of debugging messages while the misbehaviour was occurring.</text:p>
          </table:table-cell>
          <table:table-cell table:number-columns-repeated="1022"/>
        </table:table-row>
        <table:table-row table:style-name="ro1">
          <table:table-cell office:value-type="string" calcext:value-type="string">
            <text:p>CRYPTO_TEA</text:p>
          </table:table-cell>
          <table:table-cell office:value-type="string" calcext:value-type="string">
            <text:p>TEA cipher algorithm. <text:s/>Tiny Encryption Algorithm is a simple cipher that uses many rounds for security. <text:s/>It is very fast and uses little memory. <text:s/>Xtendend Tiny Encryption Algorithm is a modification to the TEA algorithm to address a potential key weakness in the TEA algorithm. <text:s/>Xtendend Encryption Tiny Algorithm is a mis-implementation of the XTEA algorithm for compatibility purposes.</text:p>
          </table:table-cell>
          <table:table-cell table:number-columns-repeated="1022"/>
        </table:table-row>
        <table:table-row table:style-name="ro1">
          <table:table-cell office:value-type="string" calcext:value-type="string">
            <text:p>GLOB_SELFTEST</text:p>
          </table:table-cell>
          <table:table-cell office:value-type="string" calcext:value-type="string">
            <text:p>This option enables a simple self-test of the glob_match function on startup. <text:s/>It is primarily useful for people working on the code to ensure they haven't introduced any regressions. <text:s/>It only adds a little bit of code and slows kernel boot (or module load) by a small amount, so you're welcome to play with it, but you probably don't need it.</text:p>
          </table:table-cell>
          <table:table-cell table:number-columns-repeated="1022"/>
        </table:table-row>
        <table:table-row table:style-name="ro1">
          <table:table-cell office:value-type="string" calcext:value-type="string">
            <text:p>FONT_7x14</text:p>
          </table:table-cell>
          <table:table-cell office:value-type="string" calcext:value-type="string">
            <text:p>Console font with characters just a bit smaller than the default. If the standard 8x16 font is a little too big for you, say Y. Otherwise, say N.</text:p>
          </table:table-cell>
          <table:table-cell table:number-columns-repeated="1022"/>
        </table:table-row>
        <table:table-row table:style-name="ro1">
          <table:table-cell office:value-type="string" calcext:value-type="string">
            <text:p>VDSO32</text:p>
          </table:table-cell>
          <table:table-cell office:value-type="string" calcext:value-type="string">
            <text:p>This symbol controls whether we build the 32-bit VDSO. We obviously want to do that if we're building a 32-bit kernel. If we're building a 64-bit kernel then we only want a 32-bit VDSO if we're building for big endian. That is because the only little endian configuration we support is ppc64le which is 64-bit only.</text:p>
          </table:table-cell>
          <table:table-cell table:number-columns-repeated="1022"/>
        </table:table-row>
        <table:table-row table:style-name="ro1">
          <table:table-cell office:value-type="string" calcext:value-type="string">
            <text:p>CPU_LITTLE_ENDIAN</text:p>
          </table:table-cell>
          <table:table-cell office:value-type="string" calcext:value-type="string">
            <text:p>Build a little endian kernel. <text:s/>Note that if cross compiling a little endian kernel, CROSS_COMPILE must point to a toolchain capable of targeting little endian powerpc.</text:p>
          </table:table-cell>
          <table:table-cell table:number-columns-repeated="1022"/>
        </table:table-row>
        <table:table-row table:style-name="ro1">
          <table:table-cell office:value-type="string" calcext:value-type="string">
            <text:p>PERFMON</text:p>
          </table:table-cell>
          <table:table-cell office:value-type="string" calcext:value-type="string">
            <text:p>Selects whether support for the IA-64 performance monitor hardware is included in the kernel. <text:s/>This makes some kernel data-structures a little bigger and slows down execution a bit, but it is generally a good idea to turn this on. <text:s/>If you're unsure, say Y.</text:p>
          </table:table-cell>
          <table:table-cell table:number-columns-repeated="1022"/>
        </table:table-row>
        <table:table-row table:style-name="ro1">
          <table:table-cell office:value-type="string" calcext:value-type="string">
            <text:p>DEBUG_ZBOOT</text:p>
          </table:table-cell>
          <table:table-cell office:value-type="string" calcext:value-type="string">
            <text:p>If you want to add compressed kernel support to a new board, and the board supports uart16550 compatible serial port, please select SYS_SUPPORTS_ZBOOT_UART16550 for your board and enable this option to debug it. <text:s/>If your board doesn't support uart16550 compatible serial port, you can try to select SYS_SUPPORTS_ZBOOT and use the other methods to debug it. for example, add a new serial port support just as arch/mips/boot/compressed/uart-16550.c does. <text:s/>After the compressed kernel support works, please disable this option to reduce the kernel image size and speed up the booting procedure a little.</text:p>
          </table:table-cell>
          <table:table-cell table:number-columns-repeated="1022"/>
        </table:table-row>
        <table:table-row table:style-name="ro1">
          <table:table-cell office:value-type="string" calcext:value-type="string">
            <text:p>BMIPS_GENERIC</text:p>
          </table:table-cell>
          <table:table-cell office:value-type="string" calcext:value-type="string">
            <text:p>Build a generic DT-based kernel image that boots on select BCM33xx cable modem chips, BCM63xx DSL chips, and BCM7xxx set-top box chips. <text:s/>Note that CONFIG_CPU_BIG_ENDIAN/CONFIG_CPU_LITTLE_ENDIAN must be set appropriately for your board.</text:p>
          </table:table-cell>
          <table:table-cell table:number-columns-repeated="1022"/>
        </table:table-row>
        <table:table-row table:style-name="ro1">
          <table:table-cell office:value-type="string" calcext:value-type="string">
            <text:p>MIPS_RAW_APPENDED_DTB</text:p>
          </table:table-cell>
          <table:table-cell office:value-type="string" calcext:value-type="string">
            <text:p>With this option, the boot code will look for a device tree binary DTB) appended to raw vmlinux.bin or vmlinuz.bin. (e.g. cat vmlinux.bin &lt;filename&gt;.dtb &gt; vmlinux_w_dtb). <text:s/>This is meant as a backward compatibility convenience for those systems with a bootloader that can't be upgraded to accommodate the documented boot protocol using a device tree. <text:s/>Beware that there is very little in terms of protection against this option being confused by leftover garbage in memory that might look like a DTB header after a reboot if no actual DTB is appended to vmlinux.bin. <text:s/>Do not leave this option active in a production kernel if you don't intend to always append a DTB.</text:p>
          </table:table-cell>
          <table:table-cell table:number-columns-repeated="1022"/>
        </table:table-row>
        <table:table-row table:style-name="ro1">
          <table:table-cell office:value-type="string" calcext:value-type="string">
            <text:p>EXYNOS5420_MCPM</text:p>
          </table:table-cell>
          <table:table-cell office:value-type="string" calcext:value-type="string">
            <text:p>This is needed to provide CPU and cluster power management on Exynos5420 implementing big.LITTLE.</text:p>
          </table:table-cell>
          <table:table-cell table:number-columns-repeated="1022"/>
        </table:table-row>
        <table:table-row table:style-name="ro1">
          <table:table-cell office:value-type="string" calcext:value-type="string">
            <text:p>S3C_GPIO_SPACE</text:p>
          </table:table-cell>
          <table:table-cell office:value-type="string" calcext:value-type="string">
            <text:p>Add a number of spare GPIO entries between each bank for debugging purposes. This allows any problems where an counter overflows from one bank to another to be caught, at the expense of using a little more memory.</text:p>
          </table:table-cell>
          <table:table-cell table:number-columns-repeated="1022"/>
        </table:table-row>
        <table:table-row table:style-name="ro1">
          <table:table-cell office:value-type="string" calcext:value-type="string">
            <text:p>MCPM</text:p>
          </table:table-cell>
          <table:table-cell office:value-type="string" calcext:value-type="string">
            <text:p>This option provides the common power management infrastructure for (multi-)cluster based systems, such as big.LITTLE based systems.</text:p>
          </table:table-cell>
          <table:table-cell table:number-columns-repeated="1022"/>
        </table:table-row>
        <table:table-row table:style-name="ro1">
          <table:table-cell office:value-type="string" calcext:value-type="string">
            <text:p>BIG_LITTLE</text:p>
          </table:table-cell>
          <table:table-cell office:value-type="string" calcext:value-type="string">
            <text:p>This option enables support selections for the big.LITTLE system architecture.</text:p>
          </table:table-cell>
          <table:table-cell table:number-columns-repeated="1022"/>
        </table:table-row>
        <table:table-row table:style-name="ro1">
          <table:table-cell office:value-type="string" calcext:value-type="string">
            <text:p>BL_SWITCHER</text:p>
          </table:table-cell>
          <table:table-cell office:value-type="string" calcext:value-type="string">
            <text:p>The big.LITTLE switcher provides the core functionality to transparently handle transition between a cluster of A15's and a cluster of A7's in a big.LITTLE system.</text:p>
          </table:table-cell>
          <table:table-cell table:number-columns-repeated="1022"/>
        </table:table-row>
        <table:table-row table:style-name="ro1">
          <table:table-cell office:value-type="string" calcext:value-type="string">
            <text:p>BL_SWITCHER_DUMMY_IF</text:p>
          </table:table-cell>
          <table:table-cell office:value-type="string" calcext:value-type="string">
            <text:p>This is a simple and dummy char dev interface to control the big.LITTLE switcher core code. <text:s/>It is meant for debugging purposes only.</text:p>
          </table:table-cell>
          <table:table-cell table:number-columns-repeated="1022"/>
        </table:table-row>
        <table:table-row table:style-name="ro1">
          <table:table-cell office:value-type="string" calcext:value-type="string">
            <text:p>THUMB2_AVOID_R_ARM_THM_JUMP11</text:p>
          </table:table-cell>
          <table:table-cell office:value-type="string" calcext:value-type="string">
            <text:p>Various binutils versions can resolve Thumb-2 branches to locally-defined, preemptible global symbols as short-range b.n branch instructions. <text:s/>This is a problem, because there's no guarantee the final destination of the symbol, or any candidate locations for a trampoline, are within range of the branch. <text:s/>For this reason, the kernel does not support fixing up the R_ARM_THM_JUMP11 (102) relocation in modules at all, and it makes little sense to add support. <text:s/>The symptom is that the kernel fails with an unsupported relocation error when loading some modules. <text:s/>Until fixed tools are available, passing -fno-optimize-sibling-calls to gcc should prevent gcc generating code which hits this problem, at the cost of a bit of extra runtime stack usage in some cases. <text:s/>The problem is described in more detail at: <text:s text:c="4"/>https://bugs.launchpad.net/binutils-linaro/+bug/725126 <text:s/>Only Thumb-2 kernels are affected. <text:s/>Unless you are sure your tools don't have this problem, say Y.</text:p>
          </table:table-cell>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3">00/00/0000</text:date>, <text:time style:data-style-name="N2" text:time-value="21:07:04.49151511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0$Linux_X86_64 LibreOffice_project/20$Build-2</meta:generator>
    <dc:date>2019-07-03T21:07:19.125210075</dc:date>
    <meta:editing-duration>PT2M55S</meta:editing-duration>
    <meta:editing-cycles>9</meta:editing-cycles>
    <meta:document-statistic meta:table-count="1" meta:cell-count="52" meta:object-count="0"/>
  </office:meta>
</office:document-meta>
</file>